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4D4000001570EE9C680CE144D9C.png" manifest:media-type="image/png"/>
  <manifest:file-entry manifest:full-path="Pictures/2000000700007FC00000237414372CAB2007EEDE.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T6" style:family="text">
      <style:text-properties officeooo:rsid="001a482a"/>
    </style:style>
    <style:style style:name="T7" style:family="text">
      <style:text-properties officeooo:rsid="001bcf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14372CAB2007EEDE.svm" xlink:type="simple" xlink:show="embed" xlink:actuate="onLoad" loext:mime-type="image/x-svm"/><draw:image xlink:href="Pictures/10000200000004D4000001570EE9C680CE144D9C.png" xlink:type="simple" xlink:show="embed" xlink:actuate="onLoad" loext: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text:soft-page-break/></text:p>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oft-page-break/><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6">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7">A reference to the first value in the set of values in the value block to be written to.</text:span></text:p>
      <text:p text:style-name="Standard"/>
      <text:p text:style-name="Standard">index: This should be the index in the Obj_grid array holding the calling program.</text:p>
      <text:p text:style-name="Standard"/>
      <text:p text:style-name="Standard"><text:span text:style-name="T1">copy_ps1:</text:span> [offset (INT, <text:span text:style-name="T7">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text:soft-page-break/>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text:soft-page-break/>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4">place_light: <text:span text:style-name="T2">[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ext:soft-page-break/>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his op – code is the equivalent of npc_move for type 2 (centipede) NPCs.</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teven Tinsley</meta:initial-creator>
    <meta:creation-date>2016-05-14T12:32:27.04</meta:creation-date>
    <dc:date>2021-04-11T17:50:02.339640091</dc:date>
    <meta:editing-duration>P13DT17H24M5S</meta:editing-duration>
    <meta:editing-cycles>113</meta:editing-cycles>
    <meta:generator>LibreOffice/6.4.6.2$Linux_X86_64 LibreOffice_project/40$Build-2</meta:generator>
    <meta:document-statistic meta:table-count="1" meta:image-count="1" meta:object-count="0" meta:page-count="11" meta:paragraph-count="183" meta:word-count="4864" meta:character-count="27681" meta:non-whitespace-character-count="22780"/>
  </office:meta>
</office:document-meta>
</file>